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3.707cm" svg:x="0.026cm" svg:y="0.202cm" svg:viewBox="0 0 14061 13708" svg:d="M5128 3160l-3735-445M1393 2715l1254 3495M2647 6210l-2647 2606M0 8816l3515 1198M3515 10014l387 3694M3902 13708l3128-2001M7030 11707l3129 2001M10159 13708l386-3694M10545 10014l3516-1198M14061 8816l-2647-2606M11414 6210l1254-3494M12668 2716l-3687 444M8981 3160l-1951-3160M7030 0l-1902 316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